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11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7943" calcext:value-type="float">
            <text:p>77,943</text:p>
          </table:table-cell>
          <table:table-cell table:style-name="ce38" office:value-type="float" office:value="3650" calcext:value-type="float">
            <text:p>3,650</text:p>
          </table:table-cell>
          <table:table-cell table:style-name="ce38" office:value-type="float" office:value="6095" calcext:value-type="float">
            <text:p>6,095</text:p>
          </table:table-cell>
          <table:table-cell table:style-name="ce38" office:value-type="float" office:value="2804" calcext:value-type="float">
            <text:p>2,804</text:p>
          </table:table-cell>
          <table:table-cell table:style-name="ce38" office:value-type="float" office:value="7321" calcext:value-type="float">
            <text:p>7,321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469" calcext:value-type="float">
            <text:p>21,469</text:p>
          </table:table-cell>
          <table:table-cell table:style-name="ce38" office:value-type="float" office:value="31311" calcext:value-type="float">
            <text:p>31,311</text:p>
          </table:table-cell>
          <table:table-cell table:style-name="ce38" office:value-type="float" office:value="5092" calcext:value-type="float">
            <text:p>5,09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2957" calcext:value-type="float">
            <text:p>72,957</text:p>
          </table:table-cell>
          <table:table-cell table:style-name="ce38" office:value-type="float" office:value="3702" calcext:value-type="float">
            <text:p>3,702</text:p>
          </table:table-cell>
          <table:table-cell table:style-name="ce38" office:value-type="float" office:value="4551" calcext:value-type="float">
            <text:p>4,551</text:p>
          </table:table-cell>
          <table:table-cell table:style-name="ce38" office:value-type="float" office:value="2559" calcext:value-type="float">
            <text:p>2,559</text:p>
          </table:table-cell>
          <table:table-cell table:style-name="ce38" office:value-type="float" office:value="8688" calcext:value-type="float">
            <text:p>8,688</text:p>
          </table:table-cell>
          <table:table-cell table:style-name="ce38" office:value-type="float" office:value="606" calcext:value-type="float">
            <text:p>6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465" calcext:value-type="float">
            <text:p>21,465</text:p>
          </table:table-cell>
          <table:table-cell table:style-name="ce38" office:value-type="float" office:value="31308" calcext:value-type="float">
            <text:p>31,308</text:p>
          </table:table-cell>
          <table:table-cell table:style-name="ce38" office:value-type="float" office:value="57" calcext:value-type="float">
            <text:p>57</text:p>
          </table:table-cell>
          <table:table-cell table:style-name="ce44" office:value-type="float" office:value="21" calcext:value-type="float">
            <text:p>21</text:p>
          </table:table-cell>
          <table:table-cell table:style-name="ce62" office:value-type="float" office:value="4986" calcext:value-type="float">
            <text:p>4,986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3418" calcext:value-type="float">
            <text:p>33,418</text:p>
          </table:table-cell>
          <table:table-cell table:style-name="ce39" office:value-type="float" office:value="1672" calcext:value-type="float">
            <text:p>1,672</text:p>
          </table:table-cell>
          <table:table-cell table:style-name="ce39" office:value-type="float" office:value="2816" calcext:value-type="float">
            <text:p>2,816</text:p>
          </table:table-cell>
          <table:table-cell table:style-name="ce39" office:value-type="float" office:value="1316" calcext:value-type="float">
            <text:p>1,316</text:p>
          </table:table-cell>
          <table:table-cell table:style-name="ce39" office:value-type="float" office:value="3318" calcext:value-type="float">
            <text:p>3,318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94" calcext:value-type="float">
            <text:p>9,694</text:p>
          </table:table-cell>
          <table:table-cell table:style-name="ce39" office:value-type="float" office:value="14144" calcext:value-type="float">
            <text:p>14,144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33127" calcext:value-type="float">
            <text:p>33,127</text:p>
          </table:table-cell>
          <table:table-cell table:style-name="ce39" office:value-type="float" office:value="1706" calcext:value-type="float">
            <text:p>1,706</text:p>
          </table:table-cell>
          <table:table-cell table:style-name="ce39" office:value-type="float" office:value="2034" calcext:value-type="float">
            <text:p>2,034</text:p>
          </table:table-cell>
          <table:table-cell table:style-name="ce39" office:value-type="float" office:value="1189" calcext:value-type="float">
            <text:p>1,189</text:p>
          </table:table-cell>
          <table:table-cell table:style-name="ce39" office:value-type="float" office:value="4066" calcext:value-type="float">
            <text:p>4,066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90" calcext:value-type="float">
            <text:p>9,690</text:p>
          </table:table-cell>
          <table:table-cell table:style-name="ce39" office:value-type="float" office:value="14142" calcext:value-type="float">
            <text:p>14,142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5" calcext:value-type="float">
            <text:p>5</text:p>
          </table:table-cell>
          <table:table-cell table:style-name="ce63" office:value-type="float" office:value="291" calcext:value-type="float">
            <text:p>291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4525" calcext:value-type="float">
            <text:p>44,525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3279" calcext:value-type="float">
            <text:p>3,279</text:p>
          </table:table-cell>
          <table:table-cell table:style-name="ce40" office:value-type="float" office:value="1488" calcext:value-type="float">
            <text:p>1,488</text:p>
          </table:table-cell>
          <table:table-cell table:style-name="ce40" office:value-type="float" office:value="4003" calcext:value-type="float">
            <text:p>4,003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75" calcext:value-type="float">
            <text:p>11,775</text:p>
          </table:table-cell>
          <table:table-cell table:style-name="ce40" office:value-type="float" office:value="17167" calcext:value-type="float">
            <text:p>17,167</text:p>
          </table:table-cell>
          <table:table-cell table:style-name="ce40" office:value-type="float" office:value="4762" calcext:value-type="float">
            <text:p>4,76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9830" calcext:value-type="float">
            <text:p>39,830</text:p>
          </table:table-cell>
          <table:table-cell table:style-name="ce40" office:value-type="float" office:value="1996" calcext:value-type="float">
            <text:p>1,996</text:p>
          </table:table-cell>
          <table:table-cell table:style-name="ce40" office:value-type="float" office:value="2517" calcext:value-type="float">
            <text:p>2,517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4622" calcext:value-type="float">
            <text:p>4,622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75" calcext:value-type="float">
            <text:p>11,775</text:p>
          </table:table-cell>
          <table:table-cell table:style-name="ce40" office:value-type="float" office:value="17166" calcext:value-type="float">
            <text:p>17,166</text:p>
          </table:table-cell>
          <table:table-cell table:style-name="ce40" office:value-type="float" office:value="38" calcext:value-type="float">
            <text:p>38</text:p>
          </table:table-cell>
          <table:table-cell table:style-name="ce46" office:value-type="float" office:value="16" calcext:value-type="float">
            <text:p>16</text:p>
          </table:table-cell>
          <table:table-cell table:style-name="ce64" office:value-type="float" office:value="4695" calcext:value-type="float">
            <text:p>4,695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77245" calcext:value-type="float">
            <text:p>77,245</text:p>
          </table:table-cell>
          <table:table-cell table:style-name="ce38" office:value-type="float" office:value="3648" calcext:value-type="float">
            <text:p>3,648</text:p>
          </table:table-cell>
          <table:table-cell table:style-name="ce38" office:value-type="float" office:value="6044" calcext:value-type="float">
            <text:p>6,044</text:p>
          </table:table-cell>
          <table:table-cell table:style-name="ce38" office:value-type="float" office:value="2764" calcext:value-type="float">
            <text:p>2,764</text:p>
          </table:table-cell>
          <table:table-cell table:style-name="ce38" office:value-type="float" office:value="6806" calcext:value-type="float">
            <text:p>6,806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469" calcext:value-type="float">
            <text:p>21,469</text:p>
          </table:table-cell>
          <table:table-cell table:style-name="ce38" office:value-type="float" office:value="31257" calcext:value-type="float">
            <text:p>31,257</text:p>
          </table:table-cell>
          <table:table-cell table:style-name="ce38" office:value-type="float" office:value="5056" calcext:value-type="float">
            <text:p>5,05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2709" calcext:value-type="float">
            <text:p>72,709</text:p>
          </table:table-cell>
          <table:table-cell table:style-name="ce38" office:value-type="float" office:value="3695" calcext:value-type="float">
            <text:p>3,695</text:p>
          </table:table-cell>
          <table:table-cell table:style-name="ce38" office:value-type="float" office:value="4532" calcext:value-type="float">
            <text:p>4,532</text:p>
          </table:table-cell>
          <table:table-cell table:style-name="ce38" office:value-type="float" office:value="2547" calcext:value-type="float">
            <text:p>2,547</text:p>
          </table:table-cell>
          <table:table-cell table:style-name="ce38" office:value-type="float" office:value="8532" calcext:value-type="float">
            <text:p>8,532</text:p>
          </table:table-cell>
          <table:table-cell table:style-name="ce38" office:value-type="float" office:value="606" calcext:value-type="float">
            <text:p>6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465" calcext:value-type="float">
            <text:p>21,465</text:p>
          </table:table-cell>
          <table:table-cell table:style-name="ce38" office:value-type="float" office:value="31254" calcext:value-type="float">
            <text:p>31,254</text:p>
          </table:table-cell>
          <table:table-cell table:style-name="ce38" office:value-type="float" office:value="57" calcext:value-type="float">
            <text:p>57</text:p>
          </table:table-cell>
          <table:table-cell table:style-name="ce44" office:value-type="float" office:value="21" calcext:value-type="float">
            <text:p>21</text:p>
          </table:table-cell>
          <table:table-cell table:style-name="ce65" office:value-type="float" office:value="4536" calcext:value-type="float">
            <text:p>4,536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3116" calcext:value-type="float">
            <text:p>33,116</text:p>
          </table:table-cell>
          <table:table-cell table:style-name="ce39" office:value-type="float" office:value="1671" calcext:value-type="float">
            <text:p>1,671</text:p>
          </table:table-cell>
          <table:table-cell table:style-name="ce39" office:value-type="float" office:value="2789" calcext:value-type="float">
            <text:p>2,789</text:p>
          </table:table-cell>
          <table:table-cell table:style-name="ce39" office:value-type="float" office:value="1297" calcext:value-type="float">
            <text:p>1,297</text:p>
          </table:table-cell>
          <table:table-cell table:style-name="ce39" office:value-type="float" office:value="3088" calcext:value-type="float">
            <text:p>3,088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94" calcext:value-type="float">
            <text:p>9,694</text:p>
          </table:table-cell>
          <table:table-cell table:style-name="ce39" office:value-type="float" office:value="14120" calcext:value-type="float">
            <text:p>14,120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32983" calcext:value-type="float">
            <text:p>32,983</text:p>
          </table:table-cell>
          <table:table-cell table:style-name="ce39" office:value-type="float" office:value="1702" calcext:value-type="float">
            <text:p>1,702</text:p>
          </table:table-cell>
          <table:table-cell table:style-name="ce39" office:value-type="float" office:value="2020" calcext:value-type="float">
            <text:p>2,020</text:p>
          </table:table-cell>
          <table:table-cell table:style-name="ce39" office:value-type="float" office:value="1183" calcext:value-type="float">
            <text:p>1,183</text:p>
          </table:table-cell>
          <table:table-cell table:style-name="ce39" office:value-type="float" office:value="3970" calcext:value-type="float">
            <text:p>3,970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90" calcext:value-type="float">
            <text:p>9,690</text:p>
          </table:table-cell>
          <table:table-cell table:style-name="ce39" office:value-type="float" office:value="14118" calcext:value-type="float">
            <text:p>14,118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5" calcext:value-type="float">
            <text:p>5</text:p>
          </table:table-cell>
          <table:table-cell table:style-name="ce66" office:value-type="float" office:value="133" calcext:value-type="float">
            <text:p>133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4129" calcext:value-type="float">
            <text:p>44,129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3255" calcext:value-type="float">
            <text:p>3,255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75" calcext:value-type="float">
            <text:p>11,775</text:p>
          </table:table-cell>
          <table:table-cell table:style-name="ce40" office:value-type="float" office:value="17137" calcext:value-type="float">
            <text:p>17,137</text:p>
          </table:table-cell>
          <table:table-cell table:style-name="ce40" office:value-type="float" office:value="4727" calcext:value-type="float">
            <text:p>4,72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9726" calcext:value-type="float">
            <text:p>39,726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4562" calcext:value-type="float">
            <text:p>4,562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75" calcext:value-type="float">
            <text:p>11,775</text:p>
          </table:table-cell>
          <table:table-cell table:style-name="ce40" office:value-type="float" office:value="17136" calcext:value-type="float">
            <text:p>17,136</text:p>
          </table:table-cell>
          <table:table-cell table:style-name="ce40" office:value-type="float" office:value="38" calcext:value-type="float">
            <text:p>38</text:p>
          </table:table-cell>
          <table:table-cell table:style-name="ce46" office:value-type="float" office:value="16" calcext:value-type="float">
            <text:p>16</text:p>
          </table:table-cell>
          <table:table-cell table:style-name="ce67" office:value-type="float" office:value="4403" calcext:value-type="float">
            <text:p>4,403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60180" calcext:value-type="float">
            <text:p>60,180</text:p>
          </table:table-cell>
          <table:table-cell table:style-name="ce38" office:value-type="float" office:value="1998" calcext:value-type="float">
            <text:p>1,998</text:p>
          </table:table-cell>
          <table:table-cell table:style-name="ce38" office:value-type="float" office:value="5911" calcext:value-type="float">
            <text:p>5,911</text:p>
          </table:table-cell>
          <table:table-cell table:style-name="ce38" office:value-type="float" office:value="2624" calcext:value-type="float">
            <text:p>2,6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469" calcext:value-type="float">
            <text:p>21,469</text:p>
          </table:table-cell>
          <table:table-cell table:style-name="ce38" office:value-type="float" office:value="23844" calcext:value-type="float">
            <text:p>23,844</text:p>
          </table:table-cell>
          <table:table-cell table:style-name="ce38" office:value-type="float" office:value="4165" calcext:value-type="float">
            <text:p>4,165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54751" calcext:value-type="float">
            <text:p>54,751</text:p>
          </table:table-cell>
          <table:table-cell table:style-name="ce38" office:value-type="float" office:value="2081" calcext:value-type="float">
            <text:p>2,081</text:p>
          </table:table-cell>
          <table:table-cell table:style-name="ce38" office:value-type="float" office:value="4392" calcext:value-type="float">
            <text:p>4,392</text:p>
          </table:table-cell>
          <table:table-cell table:style-name="ce38" office:value-type="float" office:value="2414" calcext:value-type="float">
            <text:p>2,4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5" calcext:value-type="float">
            <text:p>5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465" calcext:value-type="float">
            <text:p>21,465</text:p>
          </table:table-cell>
          <table:table-cell table:style-name="ce38" office:value-type="float" office:value="23841" calcext:value-type="float">
            <text:p>23,841</text:p>
          </table:table-cell>
          <table:table-cell table:style-name="ce38" office:value-type="float" office:value="26" calcext:value-type="float">
            <text:p>26</text:p>
          </table:table-cell>
          <table:table-cell table:style-name="ce44" office:value-type="float" office:value="17" calcext:value-type="float">
            <text:p>17</text:p>
          </table:table-cell>
          <table:table-cell table:style-name="ce65" office:value-type="float" office:value="5429" calcext:value-type="float">
            <text:p>5,429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5607" calcext:value-type="float">
            <text:p>25,607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2727" calcext:value-type="float">
            <text:p>2,727</text:p>
          </table:table-cell>
          <table:table-cell table:style-name="ce39" office:value-type="float" office:value="1244" calcext:value-type="float">
            <text:p>1,2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94" calcext:value-type="float">
            <text:p>9,694</text:p>
          </table:table-cell>
          <table:table-cell table:style-name="ce39" office:value-type="float" office:value="10632" calcext:value-type="float">
            <text:p>10,632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4648" calcext:value-type="float">
            <text:p>24,648</text:p>
          </table:table-cell>
          <table:table-cell table:style-name="ce39" office:value-type="float" office:value="999" calcext:value-type="float">
            <text:p>999</text:p>
          </table:table-cell>
          <table:table-cell table:style-name="ce39" office:value-type="float" office:value="1967" calcext:value-type="float">
            <text:p>1,967</text:p>
          </table:table-cell>
          <table:table-cell table:style-name="ce39" office:value-type="float" office:value="1121" calcext:value-type="float">
            <text:p>1,1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90" calcext:value-type="float">
            <text:p>9,690</text:p>
          </table:table-cell>
          <table:table-cell table:style-name="ce39" office:value-type="float" office:value="10630" calcext:value-type="float">
            <text:p>10,63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3" calcext:value-type="float">
            <text:p>3</text:p>
          </table:table-cell>
          <table:table-cell table:style-name="ce66" office:value-type="float" office:value="959" calcext:value-type="float">
            <text:p>959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4573" calcext:value-type="float">
            <text:p>34,573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3184" calcext:value-type="float">
            <text:p>3,184</text:p>
          </table:table-cell>
          <table:table-cell table:style-name="ce40" office:value-type="float" office:value="1380" calcext:value-type="float">
            <text:p>1,3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75" calcext:value-type="float">
            <text:p>11,775</text:p>
          </table:table-cell>
          <table:table-cell table:style-name="ce40" office:value-type="float" office:value="13212" calcext:value-type="float">
            <text:p>13,212</text:p>
          </table:table-cell>
          <table:table-cell table:style-name="ce40" office:value-type="float" office:value="3922" calcext:value-type="float">
            <text:p>3,92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0103" calcext:value-type="float">
            <text:p>30,103</text:p>
          </table:table-cell>
          <table:table-cell table:style-name="ce40" office:value-type="float" office:value="1082" calcext:value-type="float">
            <text:p>1,082</text:p>
          </table:table-cell>
          <table:table-cell table:style-name="ce40" office:value-type="float" office:value="2425" calcext:value-type="float">
            <text:p>2,425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75" calcext:value-type="float">
            <text:p>11,775</text:p>
          </table:table-cell>
          <table:table-cell table:style-name="ce40" office:value-type="float" office:value="13211" calcext:value-type="float">
            <text:p>13,211</text:p>
          </table:table-cell>
          <table:table-cell table:style-name="ce40" office:value-type="float" office:value="18" calcext:value-type="float">
            <text:p>18</text:p>
          </table:table-cell>
          <table:table-cell table:style-name="ce46" office:value-type="float" office:value="14" calcext:value-type="float">
            <text:p>14</text:p>
          </table:table-cell>
          <table:table-cell table:style-name="ce67" office:value-type="float" office:value="4470" calcext:value-type="float">
            <text:p>4,47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340" calcext:value-type="float">
            <text:p>15,340</text:p>
          </table:table-cell>
          <table:table-cell table:style-name="ce41" office:value-type="float" office:value="732" calcext:value-type="float">
            <text:p>732</text:p>
          </table:table-cell>
          <table:table-cell table:style-name="ce41" office:value-type="float" office:value="4055" calcext:value-type="float">
            <text:p>4,055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26" calcext:value-type="float">
            <text:p>3,226</text:p>
          </table:table-cell>
          <table:table-cell table:style-name="ce41" office:value-type="float" office:value="6033" calcext:value-type="float">
            <text:p>6,033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67" calcext:value-type="float">
            <text:p>13,367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2760" calcext:value-type="float">
            <text:p>2,760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6033" calcext:value-type="float">
            <text:p>6,03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1973" calcext:value-type="float">
            <text:p>1,97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38" calcext:value-type="float">
            <text:p>6,638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1855" calcext:value-type="float">
            <text:p>1,85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1" calcext:value-type="float">
            <text:p>1,431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05" calcext:value-type="float">
            <text:p>6,205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9" calcext:value-type="float">
            <text:p>1,669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433" calcext:value-type="float">
            <text:p>43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02" calcext:value-type="float">
            <text:p>8,702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2200" calcext:value-type="float">
            <text:p>2,20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5" calcext:value-type="float">
            <text:p>1,795</text:p>
          </table:table-cell>
          <table:table-cell table:style-name="ce43" office:value-type="float" office:value="3219" calcext:value-type="float">
            <text:p>3,219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62" calcext:value-type="float">
            <text:p>7,162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1553" calcext:value-type="float">
            <text:p>1,55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0" calcext:value-type="float">
            <text:p>1,810</text:p>
          </table:table-cell>
          <table:table-cell table:style-name="ce43" office:value-type="float" office:value="3219" calcext:value-type="float">
            <text:p>3,2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1540" calcext:value-type="float">
            <text:p>1,54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95" calcext:value-type="float">
            <text:p>9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307" calcext:value-type="float">
            <text:p>3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8" calcext:value-type="float">
            <text:p>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8" calcext:value-type="float">
            <text:p>66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87" calcext:value-type="float">
            <text:p>8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531" calcext:value-type="float">
            <text:p>6,531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677" calcext:value-type="float">
            <text:p>2,677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302" calcext:value-type="float">
            <text:p>5,302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2677" calcext:value-type="float">
            <text:p>2,677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1229" calcext:value-type="float">
            <text:p>1,22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84" calcext:value-type="float">
            <text:p>2,784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1" calcext:value-type="float">
            <text:p>1,161</text:p>
          </table:table-cell>
          <table:table-cell table:style-name="ce42" office:value-type="float" office:value="1173" calcext:value-type="float">
            <text:p>1,17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371" calcext:value-type="float">
            <text:p>2,37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1" calcext:value-type="float">
            <text:p>841</text:p>
          </table:table-cell>
          <table:table-cell table:style-name="ce42" office:value-type="float" office:value="1173" calcext:value-type="float">
            <text:p>1,1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13" calcext:value-type="float">
            <text:p>41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747" calcext:value-type="float">
            <text:p>3,74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0" calcext:value-type="float">
            <text:p>1,290</text:p>
          </table:table-cell>
          <table:table-cell table:style-name="ce43" office:value-type="float" office:value="1504" calcext:value-type="float">
            <text:p>1,504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31" calcext:value-type="float">
            <text:p>2,931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4" calcext:value-type="float">
            <text:p>1,034</text:p>
          </table:table-cell>
          <table:table-cell table:style-name="ce43" office:value-type="float" office:value="1504" calcext:value-type="float">
            <text:p>1,50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70" office:value-type="float" office:value="816" calcext:value-type="float">
            <text:p>81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75" calcext:value-type="float">
            <text:p>1,47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69" calcext:value-type="float">
            <text:p>1,16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395" calcext:value-type="float">
            <text:p>39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06" calcext:value-type="float">
            <text:p>306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168" calcext:value-type="float">
            <text:p>16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26" calcext:value-type="float">
            <text:p>12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1" calcext:value-type="float">
            <text:p>66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227" calcext:value-type="float">
            <text:p>2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0" calcext:value-type="float">
            <text:p>180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386" calcext:value-type="float">
            <text:p>3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81" calcext:value-type="float">
            <text:p>181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75" calcext:value-type="float">
            <text:p>75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2" calcext:value-type="float">
            <text:p>62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219" calcext:value-type="float">
            <text:p>2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6" calcext:value-type="float">
            <text:p>10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36" calcext:value-type="float">
            <text:p>4,436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75" calcext:value-type="float">
            <text:p>2,175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22" calcext:value-type="float">
            <text:p>4,32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1789" calcext:value-type="float">
            <text:p>1,78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14" calcext:value-type="float">
            <text:p>11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49" calcext:value-type="float">
            <text:p>1,84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3" calcext:value-type="float">
            <text:p>973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9" calcext:value-type="float">
            <text:p>1,839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760" calcext:value-type="float">
            <text:p>7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0" calcext:value-type="float">
            <text:p>1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87" calcext:value-type="float">
            <text:p>2,58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2" calcext:value-type="float">
            <text:p>1,202</text:p>
          </table:table-cell>
          <table:table-cell table:style-name="ce43" office:value-type="float" office:value="1030" calcext:value-type="float">
            <text:p>1,030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3" calcext:value-type="float">
            <text:p>2,48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1029" calcext:value-type="float">
            <text:p>1,02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4" calcext:value-type="float">
            <text:p>10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1341" calcext:value-type="float">
            <text:p>1,341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58" calcext:value-type="float">
            <text:p>2,658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341" calcext:value-type="float">
            <text:p>1,34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0" calcext:value-type="float">
            <text:p><text:s text:c="7"/>－4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8" calcext:value-type="float">
            <text:p>1,068</text:p>
          </table:table-cell>
          <table:table-cell table:number-columns-repeated="2" table:style-name="ce42" office:value-type="float" office:value="31" calcext:value-type="float">
            <text:p>3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0" calcext:value-type="float">
            <text:p>1,13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572" calcext:value-type="float">
            <text:p>5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2" calcext:value-type="float">
            <text:p><text:s text:c="7"/>－6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50" calcext:value-type="float">
            <text:p>1,55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8" calcext:value-type="float">
            <text:p>1,52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5" calcext:value-type="float">
            <text:p>635</text:p>
          </table:table-cell>
          <table:table-cell table:style-name="ce43" office:value-type="float" office:value="769" calcext:value-type="float">
            <text:p>76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2" calcext:value-type="float">
            <text:p>2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7" calcext:value-type="float">
            <text:p>1,05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305" calcext:value-type="float">
            <text:p>305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75" calcext:value-type="float">
            <text:p>7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57" calcext:value-type="float">
            <text:p>65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174" calcext:value-type="float">
            <text:p>1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0" calcext:value-type="float">
            <text:p>7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58" calcext:value-type="float">
            <text:p>1,65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60" calcext:value-type="float">
            <text:p><text:s text:c="7"/>－6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34" calcext:value-type="float">
            <text:p><text:s text:c="7"/>－13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14" calcext:value-type="float">
            <text:p>1,0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8" calcext:value-type="float">
            <text:p>438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2" calcext:value-type="float">
            <text:p>522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74" calcext:value-type="float">
            <text:p>7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6" calcext:value-type="float">
            <text:p>756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295" calcext:value-type="float">
            <text:p>29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73" calcext:value-type="float">
            <text:p>173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34" calcext:value-type="float">
            <text:p>1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0" calcext:value-type="float">
            <text:p>1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161" calcext:value-type="float">
            <text:p>1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63" calcext:value-type="float">
            <text:p>163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067" calcext:value-type="float">
            <text:p>3,06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8" calcext:value-type="float">
            <text:p>1,458</text:p>
          </table:table-cell>
          <table:table-cell table:style-name="ce41" office:value-type="float" office:value="1351" calcext:value-type="float">
            <text:p>1,35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7" calcext:value-type="float">
            <text:p><text:s text:c="7"/>－37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23" calcext:value-type="float">
            <text:p>1,3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0" calcext:value-type="float">
            <text:p>1,40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608" calcext:value-type="float">
            <text:p>6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744" calcext:value-type="float">
            <text:p>1,74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04" calcext:value-type="float">
            <text:p>1,70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5" calcext:value-type="float">
            <text:p>805</text:p>
          </table:table-cell>
          <table:table-cell table:style-name="ce43" office:value-type="float" office:value="743" calcext:value-type="float">
            <text:p>7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0" calcext:value-type="float">
            <text:p>40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59" calcext:value-type="float">
            <text:p>3,85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384" calcext:value-type="float">
            <text:p>1,3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49" calcext:value-type="float">
            <text:p>3,649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10" calcext:value-type="float">
            <text:p>21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13" calcext:value-type="float">
            <text:p>1,61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8" calcext:value-type="float">
            <text:p>1,64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35" calcext:value-type="float">
            <text:p><text:s text:c="7"/>－3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46" calcext:value-type="float">
            <text:p>2,24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5" calcext:value-type="float">
            <text:p>475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1" calcext:value-type="float">
            <text:p>2,00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8" calcext:value-type="float">
            <text:p>548</text:p>
          </table:table-cell>
          <table:table-cell table:style-name="ce43" office:value-type="float" office:value="663" calcext:value-type="float">
            <text:p>66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70" office:value-type="float" office:value="245" calcext:value-type="float">
            <text:p>24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236" calcext:value-type="float">
            <text:p>23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390" calcext:value-type="float">
            <text:p>3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9" calcext:value-type="float">
            <text:p>3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22" calcext:value-type="float">
            <text:p>1,32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5" calcext:value-type="float">
            <text:p>1,12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97" calcext:value-type="float">
            <text:p>19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181" calcext:value-type="float">
            <text:p>18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06" calcext:value-type="float">
            <text:p>10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3" calcext:value-type="float">
            <text:p>4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01" calcext:value-type="float">
            <text:p>1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3" calcext:value-type="float">
            <text:p>6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550" calcext:value-type="float">
            <text:p>55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8" calcext:value-type="float">
            <text:p>4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8" calcext:value-type="float">
            <text:p>49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41" calcext:value-type="float">
            <text:p>2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5" calcext:value-type="float">
            <text:p><text:s text:c="7"/>－2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309" calcext:value-type="float">
            <text:p>3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3" calcext:value-type="float">
            <text:p>7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64" calcext:value-type="float">
            <text:p>164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88" calcext:value-type="float">
            <text:p>8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6" calcext:value-type="float">
            <text:p>76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326" calcext:value-type="float">
            <text:p>1,32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46" calcext:value-type="float">
            <text:p><text:s text:c="7"/>－46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260" calcext:value-type="float">
            <text:p>2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9" calcext:value-type="float">
            <text:p><text:s text:c="7"/>－39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765" calcext:value-type="float">
            <text:p>76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-7" calcext:value-type="float">
            <text:p><text:s text:c="7"/>－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54" calcext:value-type="float">
            <text:p>1,55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220" calcext:value-type="float">
            <text:p>22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30" calcext:value-type="float">
            <text:p>3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0" calcext:value-type="float">
            <text:p>70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190" calcext:value-type="float">
            <text:p>19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350" calcext:value-type="float">
            <text:p>5,350</text:p>
          </table:table-cell>
          <table:table-cell table:number-columns-repeated="2" table:style-name="ce41" office:value-type="float" office:value="180" calcext:value-type="float">
            <text:p>18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70" calcext:value-type="float">
            <text:p>2,370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51" calcext:value-type="float">
            <text:p>4,951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56" calcext:value-type="float">
            <text:p>2,156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399" calcext:value-type="float">
            <text:p>39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90" calcext:value-type="float">
            <text:p>2,39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2" calcext:value-type="float">
            <text:p>1,062</text:p>
          </table:table-cell>
          <table:table-cell table:style-name="ce42" office:value-type="float" office:value="1084" calcext:value-type="float">
            <text:p>1,08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1" calcext:value-type="float">
            <text:p>2,291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9" calcext:value-type="float">
            <text:p>1,019</text:p>
          </table:table-cell>
          <table:table-cell table:style-name="ce42" office:value-type="float" office:value="1084" calcext:value-type="float">
            <text:p>1,0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99" calcext:value-type="float">
            <text:p>9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60" calcext:value-type="float">
            <text:p>2,960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08" calcext:value-type="float">
            <text:p>1,308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300" calcext:value-type="float">
            <text:p>30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236" calcext:value-type="float">
            <text:p>2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" calcext:value-type="float">
            <text:p><text:s text:c="7"/>－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6" calcext:value-type="float">
            <text:p>456</text:p>
          </table:table-cell>
          <table:table-cell table:number-columns-repeated="2" table:style-name="ce43" office:value-type="float" office:value="21" calcext:value-type="float">
            <text:p>2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130" calcext:value-type="float">
            <text:p>1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4" calcext:value-type="float">
            <text:p>2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19" calcext:value-type="float">
            <text:p>2,819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390" calcext:value-type="float">
            <text:p>1,3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5" calcext:value-type="float">
            <text:p>6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15" calcext:value-type="float">
            <text:p>1,21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605" calcext:value-type="float">
            <text:p>60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7" calcext:value-type="float">
            <text:p>1,25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605" calcext:value-type="float">
            <text:p>6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69" calcext:value-type="float">
            <text:p>1,66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15" calcext:value-type="float">
            <text:p>615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62" calcext:value-type="float">
            <text:p>1,562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785" calcext:value-type="float">
            <text:p>7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7" calcext:value-type="float">
            <text:p>107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0989" calcext:value-type="float">
            <text:p>10,989</text:p>
          </table:table-cell>
          <table:table-cell table:style-name="ce44" office:value-type="float" office:value="1427" calcext:value-type="float">
            <text:p>1,4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4392" calcext:value-type="float">
            <text:p>4,392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420" calcext:value-type="float">
            <text:p>4,420</text:p>
          </table:table-cell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919" calcext:value-type="float">
            <text:p>11,919</text:p>
          </table:table-cell>
          <table:table-cell table:style-name="ce44" office:value-type="float" office:value="1375" calcext:value-type="float">
            <text:p>1,37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5909" calcext:value-type="float">
            <text:p>5,909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420" calcext:value-type="float">
            <text:p>4,42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-930" calcext:value-type="float">
            <text:p><text:s text:c="7"/>－930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830" calcext:value-type="float">
            <text:p>4,830</text:p>
          </table:table-cell>
          <table:table-cell table:style-name="ce45" office:value-type="float" office:value="610" calcext:value-type="float">
            <text:p>61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967" calcext:value-type="float">
            <text:p>1,967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118" calcext:value-type="float">
            <text:p>2,118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5550" calcext:value-type="float">
            <text:p>5,550</text:p>
          </table:table-cell>
          <table:table-cell table:style-name="ce45" office:value-type="float" office:value="606" calcext:value-type="float">
            <text:p>60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2727" calcext:value-type="float">
            <text:p>2,727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118" calcext:value-type="float">
            <text:p>2,118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720" calcext:value-type="float">
            <text:p><text:s text:c="7"/>－720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6159" calcext:value-type="float">
            <text:p>6,159</text:p>
          </table:table-cell>
          <table:table-cell table:style-name="ce46" office:value-type="float" office:value="817" calcext:value-type="float">
            <text:p>81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2425" calcext:value-type="float">
            <text:p>2,425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302" calcext:value-type="float">
            <text:p>2,302</text:p>
          </table:table-cell>
          <table:table-cell table:style-name="ce46" office:value-type="float" office:value="523" calcext:value-type="float">
            <text:p>52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6369" calcext:value-type="float">
            <text:p>6,369</text:p>
          </table:table-cell>
          <table:table-cell table:style-name="ce46" office:value-type="float" office:value="769" calcext:value-type="float">
            <text:p>76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3182" calcext:value-type="float">
            <text:p>3,182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302" calcext:value-type="float">
            <text:p>2,302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" calcext:value-type="float">
            <text:p>2</text:p>
          </table:table-cell>
          <table:table-cell table:style-name="ce67" office:value-type="float" office:value="-210" calcext:value-type="float">
            <text:p><text:s text:c="7"/>－210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6076" calcext:value-type="float">
            <text:p>6,076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14" calcext:value-type="float">
            <text:p>2,414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993" calcext:value-type="float">
            <text:p>2,993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39" calcext:value-type="float">
            <text:p>6,039</text:p>
          </table:table-cell>
          <table:table-cell table:style-name="ce44" office:value-type="float" office:value="239" calcext:value-type="float">
            <text:p>239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23" calcext:value-type="float">
            <text:p>2,623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993" calcext:value-type="float">
            <text:p>2,99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65" office:value-type="float" office:value="37" calcext:value-type="float">
            <text:p>37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679" calcext:value-type="float">
            <text:p>2,679</text:p>
          </table:table-cell>
          <table:table-cell table:style-name="ce45" office:value-type="float" office:value="101" calcext:value-type="float">
            <text:p>10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121" calcext:value-type="float">
            <text:p>1,121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70" calcext:value-type="float">
            <text:p>1,370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785" calcext:value-type="float">
            <text:p>2,785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243" calcext:value-type="float">
            <text:p>1,243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70" calcext:value-type="float">
            <text:p>1,37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66" office:value-type="float" office:value="-106" calcext:value-type="float">
            <text:p><text:s text:c="7"/>－106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3397" calcext:value-type="float">
            <text:p>3,397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293" calcext:value-type="float">
            <text:p>1,29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623" calcext:value-type="float">
            <text:p>1,623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3254" calcext:value-type="float">
            <text:p>3,254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380" calcext:value-type="float">
            <text:p>1,380</text:p>
          </table:table-cell>
          <table:table-cell table:style-name="ce46" office:value-type="float" office:value="21" calcext:value-type="float">
            <text:p>2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623" calcext:value-type="float">
            <text:p>1,62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43" calcext:value-type="float">
            <text:p>143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698" calcext:value-type="float">
            <text:p>69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515" calcext:value-type="float">
            <text:p>51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8" calcext:value-type="float">
            <text:p>24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6" calcext:value-type="float">
            <text:p>15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450" calcext:value-type="float">
            <text:p>450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02" calcext:value-type="float">
            <text:p>30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30" calcext:value-type="float">
            <text:p>230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44" calcext:value-type="float">
            <text:p>14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6" calcext:value-type="float">
            <text:p>96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24" calcext:value-type="float">
            <text:p>2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158" calcext:value-type="float">
            <text:p>158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396" calcext:value-type="float">
            <text:p>39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85" calcext:value-type="float">
            <text:p>285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292" calcext:value-type="float">
            <text:p>29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48" calcext:value-type="float">
            <text:p>64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73" calcext:value-type="float">
            <text:p>47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8" calcext:value-type="float">
            <text:p>11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48" calcext:value-type="float">
            <text:p>44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56" calcext:value-type="float">
            <text:p>15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70" calcext:value-type="float">
            <text:p>27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92" calcext:value-type="float">
            <text:p>29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0" calcext:value-type="float">
            <text:p>－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8年12月7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7:55:14</meta:creation-date>
    <dc:creator>user</dc:creator>
    <dc:date>2009-12-07T17:55:46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